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fo:margin-left="0cm" fo:margin-right="0cm" table:align="margins" style:shadow="none" style:writing-mode="lr-tb"/>
    </style:style>
    <style:style style:name="Tabella1.A" style:family="table-column">
      <style:table-column-properties style:column-width="1.746cm" style:rel-column-width="990*"/>
    </style:style>
    <style:style style:name="Tabella1.B" style:family="table-column">
      <style:table-column-properties style:column-width="2.406cm" style:rel-column-width="1364*"/>
    </style:style>
    <style:style style:name="Tabella1.C" style:family="table-column">
      <style:table-column-properties style:column-width="2.178cm" style:rel-column-width="1235*"/>
    </style:style>
    <style:style style:name="Tabella1.D" style:family="table-column">
      <style:table-column-properties style:column-width="1.542cm" style:rel-column-width="874*"/>
    </style:style>
    <style:style style:name="Tabella1.E" style:family="table-column">
      <style:table-column-properties style:column-width="1.935cm" style:rel-column-width="1097*"/>
    </style:style>
    <style:style style:name="Tabella1.F" style:family="table-column">
      <style:table-column-properties style:column-width="2.305cm" style:rel-column-width="1307*"/>
    </style:style>
    <style:style style:name="Tabella1.G" style:family="table-column">
      <style:table-column-properties style:column-width="2.829cm" style:rel-column-width="1604*"/>
    </style:style>
    <style:style style:name="Tabella1.H" style:family="table-column">
      <style:table-column-properties style:column-width="2.011cm" style:rel-column-width="1140*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1.H1" style:family="table-cell">
      <style:table-cell-properties style:vertical-align="top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1.A2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a1.H2" style:family="table-cell">
      <style:table-cell-properties style:vertical-align="top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8Num1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7" style:family="paragraph" style:parent-style-name="Standard" style:list-style-name="WW8Num1"/>
    <style:style style:name="P8" style:family="paragraph" style:parent-style-name="Standard">
      <style:paragraph-properties fo:margin-left="10.795cm" fo:margin-right="0cm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fo:font-style="italic" style:font-size-asian="14pt" style:font-style-asian="italic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cm" fo:margin-right="0cm" fo:text-indent="0.953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text-underline-style="solid" style:text-underline-type="double" style:text-underline-width="auto" style:text-underline-color="font-color" fo:font-weight="bold" style:font-size-asian="14pt" style:font-weight-asian="bold" style:font-size-complex="14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In un nuovo documento, creare una serie di lettere come stampa unione.</text:p>
        </text:list-item>
        <text:list-item>
          <text:p text:style-name="P3">Creare una nuova origine dati con i seguenti campi: Nome, Cognome, Indirizzo, CAP, Città, Provincia, Riferimento,Data.</text:p>
        </text:list-item>
        <text:list-item>
          <text:p text:style-name="P3">Inserire i seguenti valori:<text:line-break/>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P4">Nome</text:p>
          </table:table-cell>
          <table:table-cell table:style-name="Tabella1.A1" office:value-type="string">
            <text:p text:style-name="P4">Cognome</text:p>
          </table:table-cell>
          <table:table-cell table:style-name="Tabella1.A1" office:value-type="string">
            <text:p text:style-name="P4">Indirizzo</text:p>
          </table:table-cell>
          <table:table-cell table:style-name="Tabella1.A1" office:value-type="string">
            <text:p text:style-name="P4">CAP</text:p>
          </table:table-cell>
          <table:table-cell table:style-name="Tabella1.A1" office:value-type="string">
            <text:p text:style-name="P4">Città</text:p>
          </table:table-cell>
          <table:table-cell table:style-name="Tabella1.A1" office:value-type="string">
            <text:p text:style-name="P4">Provincia</text:p>
          </table:table-cell>
          <table:table-cell table:style-name="Tabella1.A1" office:value-type="string">
            <text:p text:style-name="P4">Riferimento</text:p>
          </table:table-cell>
          <table:table-cell table:style-name="Tabella1.H1" office:value-type="string">
            <text:p text:style-name="P4">Data</text:p>
          </table:table-cell>
        </table:table-row>
        <table:table-row table:style-name="Tabella1.1">
          <table:table-cell table:style-name="Tabella1.A2" office:value-type="string">
            <text:p text:style-name="P5">Mario</text:p>
          </table:table-cell>
          <table:table-cell table:style-name="Tabella1.A2" office:value-type="string">
            <text:p text:style-name="P5">Bianchi</text:p>
          </table:table-cell>
          <table:table-cell table:style-name="Tabella1.A2" office:value-type="string">
            <text:p text:style-name="P5">Via Roma</text:p>
          </table:table-cell>
          <table:table-cell table:style-name="Tabella1.A2" office:value-type="string">
            <text:p text:style-name="P5">39100</text:p>
          </table:table-cell>
          <table:table-cell table:style-name="Tabella1.A2" office:value-type="string">
            <text:p text:style-name="P5">Bolzano</text:p>
          </table:table-cell>
          <table:table-cell table:style-name="Tabella1.A2" office:value-type="string">
            <text:p text:style-name="P5">BZ</text:p>
          </table:table-cell>
          <table:table-cell table:style-name="Tabella1.A2" office:value-type="string">
            <text:p text:style-name="P5"><text:date style:data-style-name="N37" text:date-value="2006-07-19T17:44:44.77" text:fixed="true" text:date-adjust="-PT72H00M00S">16/07/06</text:date></text:p>
          </table:table-cell>
          <table:table-cell table:style-name="Tabella1.H2" office:value-type="string">
            <text:p text:style-name="P5"><text:date style:data-style-name="N37" text:date-value="2006-07-19T17:44:44.77" text:fixed="true" text:date-adjust="PT24H00M00S">20/07/06</text:date></text:p>
          </table:table-cell>
        </table:table-row>
        <table:table-row table:style-name="Tabella1.1">
          <table:table-cell table:style-name="Tabella1.A2" office:value-type="string">
            <text:p text:style-name="P5">Gianni</text:p>
          </table:table-cell>
          <table:table-cell table:style-name="Tabella1.A2" office:value-type="string">
            <text:p text:style-name="P5">Verdi</text:p>
          </table:table-cell>
          <table:table-cell table:style-name="Tabella1.A2" office:value-type="string">
            <text:p text:style-name="P5">Via Penegal</text:p>
          </table:table-cell>
          <table:table-cell table:style-name="Tabella1.A2" office:value-type="string">
            <text:p text:style-name="P5">39100</text:p>
          </table:table-cell>
          <table:table-cell table:style-name="Tabella1.A2" office:value-type="string">
            <text:p text:style-name="P5">Bolzano</text:p>
          </table:table-cell>
          <table:table-cell table:style-name="Tabella1.A2" office:value-type="string">
            <text:p text:style-name="P5">BZ</text:p>
          </table:table-cell>
          <table:table-cell table:style-name="Tabella1.A2" office:value-type="string">
            <text:p text:style-name="P5"><text:date style:data-style-name="N37" text:date-value="2006-07-19T17:44:44.77" text:fixed="true" text:date-adjust="-PT48H00M00S">17/07/06</text:date></text:p>
          </table:table-cell>
          <table:table-cell table:style-name="Tabella1.H2" office:value-type="string">
            <text:p text:style-name="P5"><text:date style:data-style-name="N37" text:date-value="2006-07-19T17:44:44.77" text:fixed="true" text:date-adjust="PT48H00M00S">21/07/06</text:date></text:p>
          </table:table-cell>
        </table:table-row>
        <table:table-row table:style-name="Tabella1.1">
          <table:table-cell table:style-name="Tabella1.A2" office:value-type="string">
            <text:p text:style-name="P5">Luca</text:p>
          </table:table-cell>
          <table:table-cell table:style-name="Tabella1.A2" office:value-type="string">
            <text:p text:style-name="P5">Rossi</text:p>
          </table:table-cell>
          <table:table-cell table:style-name="Tabella1.A2" office:value-type="string">
            <text:p text:style-name="P5">Via Carducci</text:p>
          </table:table-cell>
          <table:table-cell table:style-name="Tabella1.A2" office:value-type="string">
            <text:p text:style-name="P5">38100</text:p>
          </table:table-cell>
          <table:table-cell table:style-name="Tabella1.A2" office:value-type="string">
            <text:p text:style-name="P5">Trento</text:p>
          </table:table-cell>
          <table:table-cell table:style-name="Tabella1.A2" office:value-type="string">
            <text:p text:style-name="P5">TN</text:p>
          </table:table-cell>
          <table:table-cell table:style-name="Tabella1.A2" office:value-type="string">
            <text:p text:style-name="P5"><text:date style:data-style-name="N37" text:date-value="2006-07-19T17:44:44.77" text:fixed="true" text:date-adjust="-PT24H00M00S">18/07/06</text:date></text:p>
          </table:table-cell>
          <table:table-cell table:style-name="Tabella1.H2" office:value-type="string">
            <text:p text:style-name="P5"><text:date style:data-style-name="N37" text:date-value="2006-07-19T17:44:44.77" text:fixed="true" text:date-adjust="PT72H00M00S">22/07/06</text:date></text:p>
          </table:table-cell>
        </table:table-row>
      </table:table>
      <text:p text:style-name="P6"/>
      <text:list text:style-name="WW8Num1" text:continue-numbering="true">
        <text:list-item>
          <text:p text:style-name="P7"><text:span text:style-name="T2">Salvare l’origine dati con il nome </text:span><text:span text:style-name="T3">indirizzario</text:span><text:span text:style-name="T2">.</text:span></text:p>
        </text:list-item>
        <text:list-item>
          <text:p text:style-name="P3">Scrivere il seguente documento, inserendo i campi unione al posto giusto:</text:p>
        </text:list-item>
      </text:list>
      <text:p text:style-name="P2"/>
      <text:p text:style-name="P2">Pinko Pallino Spa</text:p>
      <text:p text:style-name="P2">Corso Italia</text:p>
      <text:p text:style-name="P2">39100 Bolzano (BZ)</text:p>
      <text:p text:style-name="P2"/>
      <text:p text:style-name="P8">&lt;&lt;Nome&gt;&gt; &lt;&lt;Cognome&gt;&gt;</text:p>
      <text:p text:style-name="P8">&lt;&lt;Indirizzo&gt;&gt;</text:p>
      <text:p text:style-name="P8">&lt;&lt;CAP&gt;&gt; &lt;&lt;Città&gt;&gt; (&lt;&lt;Provincia&gt;&gt;)</text:p>
      <text:p text:style-name="P2"/>
      <text:p text:style-name="P9">Bolzano, giovedì 14 aprile 2005</text:p>
      <text:p text:style-name="P2"/>
      <text:p text:style-name="P10"><text:span text:style-name="T4">Oggetto</text:span><text:span text:style-name="T2">: Convocazione</text:span></text:p>
      <text:p text:style-name="P2"/>
      <text:p text:style-name="P2">Egregio &lt;&lt;Nome&gt;&gt; &lt;&lt;Cognome&gt;&gt;,</text:p>
      <text:p text:style-name="P11">in riferimento alla Sua lettera del giorno &lt;&lt;Riferimento&gt;&gt;, La preghiamo di passare presso il nostro ufficio alle ore 16 del giorno &lt;&lt;Data&gt;&gt;.</text:p>
      <text:p text:style-name="P12">Distinti saluti</text:p>
      <text:p text:style-name="P8">Il Responsabile</text:p>
      <text:p text:style-name="P8">Pinko Pallino</text:p>
      <text:p text:style-name="P2"/>
      <text:list text:style-name="WW8Num1" text:continue-numbering="true">
        <text:list-item>
          <text:p text:style-name="P3">Unire in un nuovo documen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5:</dc:title>
    <meta:initial-creator>caresia.marco</meta:initial-creator>
    <meta:creation-date>2006-07-19T17:23:00</meta:creation-date>
    <dc:creator>Marco Caresia</dc:creator>
    <dc:date>2006-07-19T17:49:15</dc:date>
    <meta:print-date>2005-04-14T10:16:00</meta:print-date>
    <dc:language>it-IT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2" meta:word-count="138" meta:character-count="915"/>
  </office:meta>
</office:document-meta>
</file>